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Pictures/100002010000012C0000007306F440EF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cb4ca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0cb4ca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08dd9"/>
    </style:style>
    <style:style style:name="P4" style:family="paragraph" style:parent-style-name="Standard">
      <style:paragraph-properties fo:text-align="start" style:justify-single-word="false"/>
      <style:text-properties officeooo:paragraph-rsid="000cb4ca"/>
    </style:style>
    <style:style style:name="P5" style:family="paragraph" style:parent-style-name="Standard">
      <style:paragraph-properties fo:text-align="start" style:justify-single-word="false"/>
      <style:text-properties officeooo:paragraph-rsid="00108dd9"/>
    </style:style>
    <style:style style:name="P6" style:family="paragraph" style:parent-style-name="Standard">
      <style:paragraph-properties fo:text-align="center" style:justify-single-word="false"/>
      <style:text-properties fo:font-style="italic" officeooo:rsid="000f5f7b" officeooo:paragraph-rsid="000cb4ca" style:font-style-asian="italic" style:font-style-complex="italic"/>
    </style:style>
    <style:style style:name="T1" style:family="text">
      <style:text-properties style:text-position="super 58%"/>
    </style:style>
    <style:style style:name="T2" style:family="text">
      <style:text-properties officeooo:rsid="000e8702"/>
    </style:style>
    <style:style style:name="T3" style:family="text">
      <style:text-properties fo:font-style="italic" officeooo:rsid="000f5f7b" style:font-style-asian="italic" style:font-style-complex="italic"/>
    </style:style>
    <style:style style:name="T4" style:family="text">
      <style:text-properties fo:font-style="italic" officeooo:rsid="000fb778" style:font-style-asian="italic" style:font-style-complex="italic"/>
    </style:style>
    <style:style style:name="T5" style:family="text">
      <style:text-properties fo:font-style="italic" officeooo:rsid="00108dd9" style:font-style-asian="italic" style:font-style-complex="italic"/>
    </style:style>
    <style:style style:name="T6" style:family="text">
      <style:text-properties fo:font-style="italic" officeooo:rsid="00109693" style:font-style-asian="italic" style:font-style-complex="italic"/>
    </style:style>
    <style:style style:name="T7" style:family="text">
      <style:text-properties style:text-position="sub 58%" fo:font-style="italic" officeooo:rsid="00109693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text-style style:name="N100">
      <number:text-content/>
    </number:text-style>
  </office:automatic-styles>
  <office:body>
    <office:text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0.1" style:data-style-name="N100">0.1</text:variable-set>: <text:span text:style-name="T2">Algebra Review</text:span></text:p>
      <text:p text:style-name="P6"/>
      <text:list xml:id="list2732413599695968103" text:style-name="L1">
        <text:list-item>
          <text:p text:style-name="P2"><draw:frame draw:style-name="fr2" draw:name="Object1" text:anchor-type="as-char" svg:width="0.7075in" svg:height="0.1839in" draw:z-index="0"><draw:object xlink:href="./Object 1" xlink:type="simple" xlink:show="embed" xlink:actuate="onLoad"/><draw:image xlink:href="./ObjectReplacements/Object 1" xlink:type="simple" xlink:show="embed" xlink:actuate="onLoad"/></draw:frame><text:span text:style-name="T3">Solve for a. <text:s/>Show all steps.</text:span></text:p>
        </text:list-item>
      </text:list>
      <text:p text:style-name="P4"><text:span text:style-name="T3"/></text:p>
      <text:p text:style-name="P4"><text:span text:style-name="T3"/></text:p>
      <text:p text:style-name="P4"><text:span text:style-name="T3"/></text:p>
      <text:list xml:id="list210955822667049" text:continue-numbering="true" text:style-name="L1">
        <text:list-item>
          <text:p text:style-name="P2"><text:span text:style-name="T3"><draw:frame draw:style-name="fr2" draw:name="Object2" text:anchor-type="as-char" svg:width="0.4335in" svg:height="0.3937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4">Solve for b. <text:s/>Show all steps.</text:span></text:p>
        </text:list-item>
      </text:list>
      <text:p text:style-name="P4"><text:span text:style-name="T3"/></text:p>
      <text:p text:style-name="P4"><text:span text:style-name="T3"/></text:p>
      <text:p text:style-name="P4"><text:span text:style-name="T3"/></text:p>
      <text:list xml:id="list210956129322488" text:continue-numbering="true" text:style-name="L1">
        <text:list-item>
          <text:p text:style-name="P3"><text:span text:style-name="T3"><draw:frame draw:style-name="fr2" draw:name="Object3" text:anchor-type="as-char" svg:width="0.4555in" svg:height="0.3937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4">Solve for </text:span><text:span text:style-name="T5">p</text:span><text:span text:style-name="T4">. <text:s/>Show all steps.</text:span></text:p>
        </text:list-item>
      </text:list>
      <text:p text:style-name="P5"><text:span text:style-name="T4"/></text:p>
      <text:p text:style-name="P5"><text:span text:style-name="T4"/></text:p>
      <text:p text:style-name="P5"><text:span text:style-name="T4"/></text:p>
      <text:list xml:id="list210956828565338" text:continue-numbering="true" text:style-name="L1">
        <text:list-item>
          <text:p text:style-name="P3"><text:span text:style-name="T4"><draw:frame draw:style-name="fr2" draw:name="Object4" text:anchor-type="as-char" svg:width="1.2465in" svg:height="0.3937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6">Solve for v</text:span><text:span text:style-name="T7">i</text:span><text:span text:style-name="T6">. <text:s/>Show all step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5.4508in" svg:y="-0.4327in" svg:width="1.5in" svg:height="0.5752in" draw:z-index="4"><draw:image xlink:href="Pictures/100002010000012C0000007306F440EF.png" xlink:type="simple" xlink:show="embed" xlink:actuate="onLoad"/></draw:frame></text:p>
        <text:p text:style-name="Header"><text:s/>Name:<text:tab/><text:tab/><text:date style:data-style-name="N37" text:date-value="2013-09-25T06:55:19.095367100" text:fixed="true" text:date-adjust="PT24H00M00S">09/26/13</text:date></text:p>
      </style:header>
      <style:footer>
        <text:p text:style-name="Footer">1<text:span text:style-name="MT1">st</text:span> Nine Weeks<text:tab/><text:page-number text:select-page="current">1</text:page-number>/<text:page-count>1</text:page-count><text:tab/>Assignment <text:variable-get text:name="Assignment" style:data-style-name="N0">0.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5T06:55:19.367380408</meta:creation-date>
    <meta:editing-duration>PT6M25S</meta:editing-duration>
    <meta:editing-cycles>10</meta:editing-cycles>
    <meta:generator>LibreOffice/4.1.2.2$Linux_X86_64 LibreOffice_project/410$Build-2</meta:generator>
    <meta:initial-creator>Jonas Williamson</meta:initial-creator>
    <dc:date>2013-10-28T21:08:47.613159793</dc:date>
    <dc:creator>Jonas Williamson</dc:creator>
    <meta:document-statistic meta:table-count="0" meta:image-count="1" meta:object-count="4" meta:page-count="1" meta:paragraph-count="7" meta:word-count="40" meta:character-count="203" meta:non-whitespace-character-count="168"/>
  </office:meta>
</office:document-meta>
</file>

<file path=Object 1/content.xml><?xml version="1.0" encoding="utf-8"?>
<math xmlns="http://www.w3.org/1998/Math/MathML">
  <semantics>
    <mrow>
      <mrow>
        <mi>F</mi>
        <mo stretchy="false">=</mo>
        <mrow>
          <mi>m</mi>
          <mo stretchy="false">×</mo>
          <mi>a</mi>
        </mrow>
      </mrow>
    </mrow>
    <annotation encoding="StarMath 5.0">F = m times a</annotation>
  </semantics>
</math>
</file>

<file path=Object 2/content.xml><?xml version="1.0" encoding="utf-8"?>
<math xmlns="http://www.w3.org/1998/Math/MathML">
  <semantics>
    <mrow>
      <mrow>
        <mi>a</mi>
        <mo stretchy="false">=</mo>
        <mfrac>
          <mi>b</mi>
          <mi>c</mi>
        </mfrac>
      </mrow>
    </mrow>
    <annotation encoding="StarMath 5.0">a = b over c</annotation>
  </semantics>
</math>
</file>

<file path=Object 3/content.xml><?xml version="1.0" encoding="utf-8"?>
<math xmlns="http://www.w3.org/1998/Math/MathML">
  <semantics>
    <mrow>
      <mrow>
        <mi>n</mi>
        <mo stretchy="false">=</mo>
        <mfrac>
          <mn>4</mn>
          <mi>p</mi>
        </mfrac>
      </mrow>
    </mrow>
    <annotation encoding="StarMath 5.0">n = 4 over p</annotation>
  </semantics>
</math>
</file>

<file path=Object 4/content.xml><?xml version="1.0" encoding="utf-8"?>
<math xmlns="http://www.w3.org/1998/Math/MathML">
  <semantics>
    <mrow>
      <mrow>
        <mi>x</mi>
        <mo stretchy="false">=</mo>
        <mrow>
          <msub>
            <mi>x</mi>
            <mn>0</mn>
          </msub>
          <mo stretchy="false">+</mo>
          <msub>
            <mi>v</mi>
            <mi>i</mi>
          </msub>
        </mrow>
      </mrow>
      <mrow>
        <mi>t</mi>
        <mo stretchy="false">+</mo>
        <mfrac>
          <mn>1</mn>
          <mn>2</mn>
        </mfrac>
      </mrow>
      <mi>a</mi>
      <msup>
        <mi>t</mi>
        <mn>2</mn>
      </msup>
    </mrow>
    <annotation encoding="StarMath 5.0">x = x sub 0 + v sub i t + 1 over 2 a t^2</annotation>
  </semantics>
</math>
</file>